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.4925in" fo:margin-right="0in" fo:text-indent="0in" style:auto-text-indent="false"/>
      <style:text-properties style:font-name="Courier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Heading_20_1"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style:font-name="Courier" fo:font-size="10pt" style:font-size-asian="10pt" style:font-size-complex="10pt"/>
    </style:style>
    <style:style style:name="T2" style:family="text">
      <style:text-properties style:font-name="Monac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</text:p>
      <text:h text:style-name="P3" text:outline-level="1">Big Section Heading (h1)</text:h>
      <text:p text:style-name="Standard">EventTools is a small online package to provide web-based access to tour and clinic information for NMRA regional and national conventions. It was originally created for the X2011West NMRA convention, and continues to evolve. </text:p>
      <text:p text:style-name="Standard"/>
      <text:p text:style-name="Standard">EventTools stores a single copy of information, including:</text:p>
      <text:list xml:id="list2245097377328818281" text:style-name="L1">
        <text:list-item>
          <text:p text:style-name="P2">Clinics</text:p>
        </text:list-item>
        <text:list-item>
          <text:p text:style-name="P2">General/Prototype Tours</text:p>
        </text:list-item>
        <text:list-item>
          <text:p text:style-name="P2">Layouts and Layout Tours</text:p>
        </text:list-item>
        <text:list-item>
          <text:p text:style-name="P2">Miscellaneous Events</text:p>
        </text:list-item>
        <text:list-item>
          <text:p text:style-name="P2">Operating Sessions and requests</text:p>
        </text:list-item>
      </text:list>
      <text:p text:style-name="Standard">From this, EventTools can create order forms, on-line shopping cart, calendars, schedules, printed masters, etc, with completely consistent information. As events sell out, get cancelled or modified, attendees can always be given the most up-to-date and consistent information.</text:p>
      <text:h text:style-name="P5" text:outline-level="2">Sub-Section Heading (h2)</text:h>
      <text:p text:style-name="Text_20_body">EventTools is provided subject to the GNU Public License (GPL). It available<text:note text:id="ftn1" text:note-class="footnote"><text:note-citation>1</text:note-citation><text:note-body><text:p text:style-name="Footnote">EventTools was previously maintained as a project on SourceForge.net at <text:a xlink:type="simple" xlink:href="http://eventtools.sf.net/" text:style-name="Internet_20_link" text:visited-style-name="Visited_20_Internet_20_Link">http://eventtools.sf.net</text:a> If you have a version from there, contact Bob Jacobsen for help updating it to the GitHub-hosted version. The version on SourceForge is no longer being maintained.</text:p></text:note-body></text:note> from an open-source project on GitHub at <text:a xlink:type="simple" xlink:href="https://github.com/bobjacobsen/EventTools" text:style-name="Internet_20_link" text:visited-style-name="Visited_20_Internet_20_Link"><text:span text:style-name="T1">https://github.com/bobjacobsen/EventTools</text:span></text:a>. </text:p>
      <text:p text:style-name="Code"><text:span text:style-name="Code">$event_tools_option_general_tours<text:tab/>= FALSE;</text:span></text:p>
      <text:p text:style-name="Code"><text:span text:style-name="Code">$event_tools_option_layout_tours<text:tab/>= FALSE;</text:span></text:p>
      <text:p text:style-name="Code"><text:span text:style-name="Code">$event_tools_option_other_events <text:s/><text:tab/>= FALSE;</text:span></text:p>
      <text:p text:style-name="Code"><text:span text:style-name="Code">$event_tools_option_layouts<text:tab/><text:tab/>= TRUE;</text:span></text:p>
      <text:p text:style-name="Code"><text:span text:style-name="Code">$event_tools_option_clinics<text:tab/><text:tab/>= FALSE;</text:span></text:p>
      <text:p text:style-name="Code"><text:span text:style-name="Code"><text:span text:style-name="T2">$event_tools_option_op_sessions<text:tab/>= TRUE;</text:span></text:span></text:p>
      <text:p text:style-name="Text_20_body">We distribute it via Git so that it's easy to apply patches as the software evolves. <text:s/></text:p>
      <text:p text:style-name="Text_20_body">To download a copy of the current version use Git:</text:p>
      <text:p text:style-name="P1">git clone https://github.com/bobjacobsen/EventTools.git</text:p>
      <text:p text:style-name="Text_20_body">This will create an EventTools directory containing an 'eventtools' directory. <text:s/></text:p>
      <text:h text:style-name="P4" text:outline-level="3">Sub-sub-heading (h3)</text:h>
      <text:p text:style-name="Text_20_body">URL queries are used to select entries, and control the ordering of the EventTools output. <text:s/></text:p>
      <text:h text:style-name="Heading_20_4" text:outline-level="4">Sub-sub-sub-heading (h4)</text:h>
      <text:p text:style-name="Text_20_body">The presentation sequence of the results can be controlled with an “order” term in the URL query. <text:s/>These include: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Heading">Ordering Term</text:p>
            </table:table-cell>
            <table:table-cell table:style-name="Table2.B1" office:value-type="string">
              <text:p text:style-name="Table_20_Heading">Database Field(s)</text:p>
            </table:table-cell>
          </table:table-row>
        </table:table-header-rows>
        <table:table-row>
          <table:table-cell table:style-name="Table2.A2" office:value-type="string">
            <text:p text:style-name="Table_20_Contents">?order=status</text:p>
          </table:table-cell>
          <table:table-cell table:style-name="Table2.B2" office:value-type="string">
            <text:p text:style-name="Table_20_Contents">status_code</text:p>
          </table:table-cell>
        </table:table-row>
        <table:table-row>
          <table:table-cell table:style-name="Table2.A2" office:value-type="string">
            <text:p text:style-name="Table_20_Contents">?order=lstatus</text:p>
          </table:table-cell>
          <table:table-cell table:style-name="Table2.B2" office:value-type="string">
            <text:p text:style-name="Table_20_Contents">layout_status_code</text:p>
          </table:table-cell>
        </table:table-row>
        <table:table-row>
          <table:table-cell table:style-name="Table2.A2" office:value-type="string">
            <text:p text:style-name="Table_20_Contents">?order=name</text:p>
          </table:table-cell>
          <table:table-cell table:style-name="Table2.B2" office:value-type="string">
            <text:p text:style-name="Table_20_Contents">name</text:p>
          </table:table-cell>
        </table:table-row>
        <table:table-row>
          <table:table-cell table:style-name="Table2.A2" office:value-type="string">
            <text:p text:style-name="Table_20_Contents">?order=number</text:p>
          </table:table-cell>
          <table:table-cell table:style-name="Table2.B2" office:value-type="string">
            <text:p text:style-name="Table_20_Contents">number</text:p>
          </table:table-cell>
        </table:table-row>
        <table:table-row>
          <table:table-cell table:style-name="Table2.A2" office:value-type="string">
            <text:p text:style-name="Table_20_Contents">?order=date</text:p>
          </table:table-cell>
          <table:table-cell table:style-name="Table2.B2" office:value-type="string">
            <text:p text:style-name="Table_20_Contents">start_date</text:p>
          </table:table-cell>
        </table:table-row>
      </table:table>
      <text:p text:style-name="Text_20_body">Alternately, if you have that information in another table, the view can be redefined to access it from there.</text:p>
      <text:h text:style-name="Heading_20_2" text:outline-level="2">H2 again</text:h>
      <text:h text:style-name="Heading_20_3" text:outline-level="3">H3 again</text:h>
      <text:h text:style-name="Heading_20_3" text:outline-level="3">And an H3</text:h>
      <text:h text:style-name="Heading_20_4" text:outline-level="4">H4 agai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Standard" style:next-style-name="Subtitle" style:class="chapter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Text_20_body">
      <style:paragraph-properties fo:margin-top="0in" fo:margin-bottom="0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" style:family="text" style:parent-style-name="Teletype">
      <style:text-properties style:font-name="Monaco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EventTools Style Sheet<text:tab/><text:page-number text:select-page="current">2</text:page-number><text:tab/><text:date style:data-style-name="N37" text:date-value="2016-01-31T07:28:59.99">01/31/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31T06:27:54</meta:creation-date>
    <meta:editing-duration>PT30M9S</meta:editing-duration>
    <meta:editing-cycles>3</meta:editing-cycles>
    <meta:generator>OpenOffice/4.1.1$Unix OpenOffice.org_project/411m6$Build-9775</meta:generator>
    <dc:description>Copyright Bob Jacobsen, 2010, 2011, all rights reserved.</dc:description>
    <dc:title>EventTools Manual</dc:title>
    <meta:initial-creator>Bob Jacobsen</meta:initial-creator>
    <dc:date>2016-01-31T07:29:00</dc:date>
    <dc:creator>Bob Jacobsen</dc:creator>
    <meta:document-statistic meta:table-count="1" meta:image-count="0" meta:object-count="0" meta:page-count="2" meta:paragraph-count="45" meta:word-count="315" meta:character-count="2265"/>
  </office:meta>
</office:document-meta>
</file>